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2">
      <style:text-properties officeooo:rsid="000dc10a" officeooo:paragraph-rsid="000dc10a"/>
    </style:style>
    <style:style style:name="P2" style:family="paragraph" style:parent-style-name="Hlavička">
      <style:text-properties fo:font-variant="small-caps" style:font-name="Times New Roman" fo:font-size="36pt" fo:font-weight="bold" style:font-name-asian="Microsoft YaHei" style:font-size-asian="14pt" style:font-name-complex="Lucida Sans" style:font-size-complex="14pt"/>
    </style:style>
    <style:style style:name="P3" style:family="paragraph" style:parent-style-name="text">
      <style:text-properties fo:font-variant="small-caps" style:font-name="Times New Roman" fo:font-size="36pt" fo:font-weight="bold" style:font-name-asian="Microsoft YaHei" style:font-size-asian="14pt" style:font-name-complex="Lucida Sans" style:font-size-complex="14pt"/>
    </style:style>
    <style:style style:name="P4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1" fo:letter-spacing="normal" fo:font-style="normal"/>
    </style:style>
    <style:style style:name="P5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6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7" style:family="paragraph" style:parent-style-name="Text_20_body" style:list-style-name="L3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8" style:family="paragraph" style:parent-style-name="Text_20_body" style:list-style-name="L4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9" style:family="paragraph" style:parent-style-name="Text_20_body" style:list-style-name="L5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0" style:family="paragraph" style:parent-style-name="Text_20_body" style:list-style-name="L9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1" style:family="paragraph" style:parent-style-name="Text_20_body" style:list-style-name="L10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2" style:family="paragraph" style:parent-style-name="Text_20_body" style:list-style-name="L11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3" style:family="paragraph" style:parent-style-name="Text_20_body" style:list-style-name="L12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4" style:family="paragraph" style:parent-style-name="Text_20_body" style:list-style-name="L13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5" style:family="paragraph" style:parent-style-name="Text_20_body" style:list-style-name="L14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6" style:family="paragraph" style:parent-style-name="Text_20_body" style:list-style-name="L15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7" style:family="paragraph" style:parent-style-name="Text_20_body" style:list-style-name="L16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8" style:family="paragraph" style:parent-style-name="Text_20_body" style:list-style-name="L17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9" style:family="paragraph" style:parent-style-name="Text_20_body" style:list-style-name="L18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0" style:family="paragraph" style:parent-style-name="Text_20_body" style:list-style-name="L19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1" style:family="paragraph" style:parent-style-name="Text_20_body" style:list-style-name="L20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2" style:family="paragraph" style:parent-style-name="Text_20_body" style:list-style-name="L21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3" style:family="paragraph" style:parent-style-name="Text_20_body" style:list-style-name="L22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4" style:family="paragraph" style:parent-style-name="Text_20_body" style:list-style-name="L23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5" style:family="paragraph" style:parent-style-name="Text_20_body" style:list-style-name="L24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6" style:family="paragraph" style:parent-style-name="Text_20_body" style:list-style-name="L25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7" style:family="paragraph" style:parent-style-name="Text_20_body" style:list-style-name="L26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8" style:family="paragraph" style:parent-style-name="Text_20_body" style:list-style-name="L27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9" style:family="paragraph" style:parent-style-name="Text_20_body" style:list-style-name="L29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30" style:family="paragraph" style:parent-style-name="Text_20_body" style:list-style-name="L30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31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 officeooo:rsid="0011ca1c" officeooo:paragraph-rsid="0011ca1c"/>
    </style:style>
    <style:style style:name="P32" style:family="paragraph" style:parent-style-name="Text_20_body" style:list-style-name="L28">
      <style:paragraph-properties fo:orphans="2" fo:widows="2"/>
      <style:text-properties fo:font-variant="normal" fo:text-transform="none" fo:color="#000000" style:font-name="Times New Roman1" fo:font-size="14pt" fo:letter-spacing="normal" fo:font-style="italic" fo:font-weight="normal"/>
    </style:style>
    <style:style style:name="P33" style:family="paragraph" style:parent-style-name="Text_20_body">
      <style:text-properties officeooo:rsid="000dc10a"/>
    </style:style>
    <style:style style:name="P34" style:family="paragraph" style:parent-style-name="Text_20_body" style:list-style-name="L2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35" style:family="paragraph" style:parent-style-name="Text_20_body" style:list-style-name="L3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36" style:family="paragraph" style:parent-style-name="Text_20_body" style:list-style-name="L4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37" style:family="paragraph" style:parent-style-name="Text_20_body" style:list-style-name="L4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 officeooo:paragraph-rsid="0011ca1c"/>
    </style:style>
    <style:style style:name="P38" style:family="paragraph" style:parent-style-name="Text_20_body" style:list-style-name="L4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 officeooo:paragraph-rsid="00135d03"/>
    </style:style>
    <style:style style:name="P39" style:family="paragraph" style:parent-style-name="Text_20_body" style:list-style-name="L5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0" style:family="paragraph" style:parent-style-name="Text_20_body" style:list-style-name="L9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1" style:family="paragraph" style:parent-style-name="Text_20_body" style:list-style-name="L10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2" style:family="paragraph" style:parent-style-name="Text_20_body" style:list-style-name="L11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3" style:family="paragraph" style:parent-style-name="Text_20_body" style:list-style-name="L12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4" style:family="paragraph" style:parent-style-name="Text_20_body" style:list-style-name="L13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5" style:family="paragraph" style:parent-style-name="Text_20_body" style:list-style-name="L14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6" style:family="paragraph" style:parent-style-name="Text_20_body" style:list-style-name="L15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7" style:family="paragraph" style:parent-style-name="Text_20_body" style:list-style-name="L16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8" style:family="paragraph" style:parent-style-name="Text_20_body" style:list-style-name="L17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9" style:family="paragraph" style:parent-style-name="Text_20_body" style:list-style-name="L18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0" style:family="paragraph" style:parent-style-name="Text_20_body" style:list-style-name="L19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1" style:family="paragraph" style:parent-style-name="Text_20_body" style:list-style-name="L20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2" style:family="paragraph" style:parent-style-name="Text_20_body" style:list-style-name="L21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3" style:family="paragraph" style:parent-style-name="Text_20_body" style:list-style-name="L22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4" style:family="paragraph" style:parent-style-name="Text_20_body" style:list-style-name="L23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5" style:family="paragraph" style:parent-style-name="Text_20_body" style:list-style-name="L24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6" style:family="paragraph" style:parent-style-name="Text_20_body" style:list-style-name="L25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7" style:family="paragraph" style:parent-style-name="Text_20_body" style:list-style-name="L26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8" style:family="paragraph" style:parent-style-name="Text_20_body" style:list-style-name="L27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9" style:family="paragraph" style:parent-style-name="Text_20_body" style:list-style-name="L28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60" style:family="paragraph" style:parent-style-name="Text_20_body" style:list-style-name="L29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61" style:family="paragraph" style:parent-style-name="Text_20_body" style:list-style-name="L30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62" style:family="paragraph" style:parent-style-name="Text_20_body" style:list-style-name="L2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 officeooo:rsid="0011ca1c" officeooo:paragraph-rsid="0011ca1c"/>
    </style:style>
    <style:style style:name="P63" style:family="paragraph" style:parent-style-name="Text_20_body" style:list-style-name="L4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 officeooo:rsid="0011ca1c" officeooo:paragraph-rsid="0011ca1c"/>
    </style:style>
    <style:style style:name="P64" style:family="paragraph" style:parent-style-name="Text_20_body" style:list-style-name="L4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 officeooo:rsid="00135d03" officeooo:paragraph-rsid="00135d03"/>
    </style:style>
    <style:style style:name="P65" style:family="paragraph" style:parent-style-name="Text_20_body" style:list-style-name="L14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bold"/>
    </style:style>
    <style:style style:name="P66" style:family="paragraph" style:parent-style-name="Text_20_body" style:list-style-name="L11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italic" fo:font-weight="normal"/>
    </style:style>
    <style:style style:name="P67" style:family="paragraph" style:parent-style-name="Text_20_body" style:list-style-name="L26">
      <style:paragraph-properties fo:margin-top="0in" fo:margin-bottom="0in" loext:contextual-spacing="false" fo:orphans="2" fo:widows="2"/>
      <style:text-properties fo:font-variant="normal" fo:text-transform="none" fo:color="#000000" fo:letter-spacing="normal"/>
    </style:style>
    <style:style style:name="P68" style:family="paragraph" style:parent-style-name="Text_20_body" style:list-style-name="L28">
      <style:paragraph-properties fo:margin-top="0in" fo:margin-bottom="0in" loext:contextual-spacing="false" fo:orphans="2" fo:widows="2"/>
      <style:text-properties fo:font-variant="normal" fo:text-transform="none" fo:color="#000000" fo:letter-spacing="normal"/>
    </style:style>
    <style:style style:name="P69" style:family="paragraph" style:parent-style-name="Text_20_body" style:list-style-name="L15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bold"/>
    </style:style>
    <style:style style:name="P70" style:family="paragraph" style:parent-style-name="Text_20_body" style:list-style-name="L16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bold"/>
    </style:style>
    <style:style style:name="P71" style:family="paragraph" style:parent-style-name="Text_20_body" style:list-style-name="L19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72" style:family="paragraph" style:parent-style-name="Text_20_body" style:list-style-name="L21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73" style:family="paragraph" style:parent-style-name="Text_20_body" style:list-style-name="L28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74" style:family="paragraph" style:parent-style-name="text" style:list-style-name="L6">
      <style:text-properties officeooo:rsid="000dc10a" officeooo:paragraph-rsid="000dc10a"/>
    </style:style>
    <style:style style:name="P75" style:family="paragraph" style:parent-style-name="text" style:list-style-name="L7">
      <style:text-properties officeooo:rsid="000dc10a" officeooo:paragraph-rsid="000dc10a"/>
    </style:style>
    <style:style style:name="P76" style:family="paragraph" style:parent-style-name="text" style:list-style-name="L8">
      <style:text-properties officeooo:rsid="000dc10a" officeooo:paragraph-rsid="000dc10a"/>
    </style:style>
    <style:style style:name="P77" style:family="paragraph" style:parent-style-name="Heading_20_1">
      <style:text-properties fo:font-variant="normal" fo:text-transform="none" fo:color="#000000" style:font-name="Times New Roman1" fo:letter-spacing="normal" fo:font-style="normal" officeooo:rsid="000dc10a"/>
    </style:style>
    <style:style style:name="P78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1" fo:letter-spacing="normal" fo:font-style="normal"/>
    </style:style>
    <style:style style:name="T1" style:family="text">
      <style:text-properties officeooo:rsid="000f76cd"/>
    </style:style>
    <style:style style:name="T2" style:family="text">
      <style:text-properties officeooo:rsid="0011ca1c"/>
    </style:style>
    <style:style style:name="T3" style:family="text">
      <style:text-properties officeooo:rsid="00154243"/>
    </style:style>
    <style:style style:name="T4" style:family="text">
      <style:text-properties fo:font-style="italic"/>
    </style:style>
    <style:style style:name="T5" style:family="text">
      <style:text-properties fo:font-style="italic" fo:font-weight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Times New Roman1" fo:font-size="14pt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4728in"/>
      </text:list-level-style-bullet>
      <text:list-level-style-bullet text:level="4" text:style-name="Bullet_20_Symbols" style:num-suffix="." text:bullet-char="•">
        <style:list-level-properties text:space-before="1.9638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7" text:outline-level="1">Vznik kapitalistické společnosti</text:h>
      <text:list xml:id="list3582200719" text:style-name="L9">
        <text:list-item>
          <text:p text:style-name="P40">Nové politické směry</text:p>
        </text:list-item>
        <text:list-item>
          <text:p text:style-name="P10">(učebnice str. 100 – 106)</text:p>
        </text:list-item>
      </text:list>
      <text:h text:style-name="P4" text:outline-level="1">Liberalismus</text:h>
      <text:list xml:id="list3729606739" text:style-name="L10">
        <text:list-item>
          <text:p text:style-name="P41">svobodný občan, svoboda slova, podnikání</text:p>
        </text:list-item>
        <text:list-item>
          <text:p text:style-name="P41">rovná občanská práva</text:p>
        </text:list-item>
        <text:list-item>
          <text:p text:style-name="P41">svoboda svědomí (vyznání)</text:p>
        </text:list-item>
        <text:list-item>
          <text:p text:style-name="P41">neomezován státem</text:p>
        </text:list-item>
        <text:list-item>
          <text:p text:style-name="P41">ochrana majetku</text:p>
        </text:list-item>
        <text:list-item>
          <text:p text:style-name="P41">politická moc pro ty, kteří platí daně - census</text:p>
        </text:list-item>
        <text:list-item>
          <text:p text:style-name="P11">svoboda jednoho občana končí tam, kde začíná svoboda druhých</text:p>
        </text:list-item>
      </text:list>
      <text:h text:style-name="P4" text:outline-level="1">Ekonomický liberalismus</text:h>
      <text:list xml:id="list2888095495" text:style-name="L11">
        <text:list-item>
          <text:p text:style-name="P66">laissez-faire, laissez-passer</text:p>
        </text:list-item>
        <text:list-item>
          <text:p text:style-name="P42">zásada volné soutěže</text:p>
        </text:list-item>
        <text:list-item>
          <text:p text:style-name="P42">svobodný trh</text:p>
        </text:list-item>
        <text:list-item>
          <text:p text:style-name="P12">stát nezasahuje do ekonomiky ani do vztahu „zaměstnavatel-zaměstnanec“</text:p>
        </text:list-item>
      </text:list>
      <text:h text:style-name="P4" text:outline-level="1">Demokratické hnutí</text:h>
      <text:list xml:id="list2028989144" text:style-name="L12">
        <text:list-item>
          <text:p text:style-name="P43">oddělilo se od liberalismu</text:p>
        </text:list-item>
        <text:list-item>
          <text:p text:style-name="P43">vychází z J. J. Rouseaua</text:p>
        </text:list-item>
        <text:list-item>
          <text:p text:style-name="P43">každý občan bez rozdílu majetku má mít podíl na politickém rozhodování</text:p>
        </text:list-item>
        <text:list-item>
          <text:p text:style-name="P13">všeobecné volební právo</text:p>
        </text:list-item>
      </text:list>
      <text:h text:style-name="P4" text:outline-level="1">Radikální demokraté</text:h>
      <text:list xml:id="list3422952058" text:style-name="L13">
        <text:list-item>
          <text:p text:style-name="P44">sociální reformy</text:p>
        </text:list-item>
        <text:list-item>
          <text:p text:style-name="P44">demokracie má vyřešit sociální problémy</text:p>
        </text:list-item>
        <text:list-item>
          <text:p text:style-name="P44">podpora řemeslníků</text:p>
        </text:list-item>
        <text:list-item>
          <text:p text:style-name="P14">podpora dělníků</text:p>
        </text:list-item>
      </text:list>
      <text:h text:style-name="P4" text:outline-level="1"><text:soft-page-break/>Utopický socialismus</text:h>
      <text:list xml:id="list2301182088" text:style-name="L14">
        <text:list-item>
          <text:p text:style-name="P65">Claude Henri de Saint-Simon</text:p>
        </text:list-item>
        <text:list-item>
          <text:p text:style-name="P45">kolektivní vlastnictví</text:p>
        </text:list-item>
        <text:list-item>
          <text:p text:style-name="P45">všichni pracují</text:p>
        </text:list-item>
        <text:list-item>
          <text:p text:style-name="P15">křesťanská solidarita</text:p>
        </text:list-item>
      </text:list>
      <text:list xml:id="list546383975" text:style-name="L15">
        <text:list-item>
          <text:p text:style-name="P69">Charles Fourier</text:p>
        </text:list-item>
        <text:list-item>
          <text:p text:style-name="P46">kupec z Lyonu =&gt; kritika obchodu</text:p>
        </text:list-item>
        <text:list-item>
          <text:p text:style-name="P46">velkoobchod a průmysl = nehumánní</text:p>
        </text:list-item>
        <text:list-item>
          <text:p text:style-name="P46">falangy</text:p>
        </text:list-item>
        <text:list-item>
          <text:p text:style-name="P16">povinnost pracovat</text:p>
        </text:list-item>
      </text:list>
      <text:list xml:id="list1114116476" text:style-name="L16">
        <text:list-item>
          <text:p text:style-name="P70">Robert Owen</text:p>
        </text:list-item>
        <text:list-item>
          <text:p text:style-name="P47">továrník</text:p>
        </text:list-item>
        <text:list-item>
          <text:p text:style-name="P47">industrializace = nutná</text:p>
        </text:list-item>
        <text:list-item>
          <text:p text:style-name="P47">sociální zabezpečení</text:p>
        </text:list-item>
        <text:list-item>
          <text:p text:style-name="P47">člověk = výtvorem společenského prostředí  školy, čítárny</text:p>
        </text:list-item>
        <text:list-item>
          <text:p text:style-name="P47">odstranil práci dětí</text:p>
        </text:list-item>
        <text:list-item>
          <text:p text:style-name="P17">František Matouš Klácel</text:p>
        </text:list-item>
      </text:list>
      <text:h text:style-name="P4" text:outline-level="1">Význam</text:h>
      <text:list xml:id="list747137554" text:style-name="L17">
        <text:list-item>
          <text:p text:style-name="P48">analýza příčin sociální nerovnosti</text:p>
        </text:list-item>
        <text:list-item>
          <text:p text:style-name="P48">liberalismus sám nemůže vytvořit spravedlivou společnost</text:p>
        </text:list-item>
        <text:list-item>
          <text:p text:style-name="P18">navázaly další programy</text:p>
        </text:list-item>
      </text:list>
      <text:h text:style-name="P4" text:outline-level="1">Socialisté</text:h>
      <text:list xml:id="list94680666" text:style-name="L18">
        <text:list-item>
          <text:p text:style-name="P49">Pierre Joseph Proudhon</text:p>
        </text:list-item>
        <text:list-item>
          <text:p text:style-name="P49">velké vlastnictví = krádež</text:p>
        </text:list-item>
        <text:list-item>
          <text:p text:style-name="P49">drobní výrobci</text:p>
        </text:list-item>
        <text:list-item>
          <text:p text:style-name="P19">sdružují se =&gt; stát je zbytečný</text:p>
        </text:list-item>
      </text:list>
      <text:list xml:id="list3835066743" text:style-name="L19">
        <text:list-item>
          <text:p text:style-name="P71">August Blanqui</text:p>
        </text:list-item>
        <text:list-item>
          <text:p text:style-name="P50">vycházel u utopických socialistů</text:p>
        </text:list-item>
        <text:list-item>
          <text:p text:style-name="P50">industrializace = nutností</text:p>
        </text:list-item>
        <text:list-item>
          <text:p text:style-name="P50">společnost má kontrolovat a rozdělovat</text:p>
        </text:list-item>
        <text:list-item>
          <text:p text:style-name="P20">revoluce, v čele intelektuálové</text:p>
        </text:list-item>
      </text:list>
      <text:h text:style-name="P4" text:outline-level="1"><text:soft-page-break/>Vědecký socialismus</text:h>
      <text:list xml:id="list1536258184" text:style-name="L20">
        <text:list-item>
          <text:p text:style-name="P51">Karel Marx, Fridrich Engels</text:p>
        </text:list-item>
        <text:list-item>
          <text:p text:style-name="P51">zdroje:</text:p>
          <text:list>
            <text:list-item>
              <text:p text:style-name="P51">utopický socialismus</text:p>
            </text:list-item>
            <text:list-item>
              <text:p text:style-name="P51">anglická polit. ekonomie</text:p>
            </text:list-item>
            <text:list-item>
              <text:p text:style-name="P51">G. W. F. Hegel</text:p>
            </text:list-item>
          </text:list>
        </text:list-item>
        <text:list-item>
          <text:p text:style-name="P51">hybné síly dějin: buržoazie x proletariát</text:p>
        </text:list-item>
        <text:list-item>
          <text:p text:style-name="P21">revoluce není spiknutí</text:p>
        </text:list-item>
      </text:list>
      <text:list xml:id="list3988595164" text:style-name="L21">
        <text:list-item>
          <text:p text:style-name="P72">společenské vlastnictví výrobních prostředků</text:p>
        </text:list-item>
        <text:list-item>
          <text:p text:style-name="P52">r. 1848 program pro <text:span text:style-name="T5">Svaz komunistů</text:span> v Londýně – Manifest komunistické strany</text:p>
        </text:list-item>
        <text:list-item>
          <text:p text:style-name="P52">po neúspěšné revoluci 1848/49 umírněnější názory</text:p>
        </text:list-item>
        <text:list-item>
          <text:p text:style-name="P52"><text:span text:style-name="T6">vliv na mezinárodní organizace dělníků</text:span>:</text:p>
        </text:list-item>
        <text:list-item>
          <text:p text:style-name="P52">1864 – I. Internacionála v Londýně</text:p>
        </text:list-item>
        <text:list-item>
          <text:p text:style-name="P52">1889 – II. Internacionála v Paříži</text:p>
        </text:list-item>
        <text:list-item>
          <text:p text:style-name="P52">1919 – III. Internacionála v Moskvě (Kominterna)</text:p>
          <text:list>
            <text:list-item>
              <text:list>
                <text:list-item>
                  <text:list>
                    <text:list-item>
                      <text:p text:style-name="P22">Socialistická internacionála</text:p>
                    </text:list-item>
                  </text:list>
                </text:list-item>
              </text:list>
            </text:list-item>
          </text:list>
        </text:list-item>
      </text:list>
      <text:h text:style-name="P4" text:outline-level="1">Anarchisté</text:h>
      <text:list xml:id="list2530941535" text:style-name="L22">
        <text:list-item>
          <text:p text:style-name="P53">Michail Bakunin</text:p>
        </text:list-item>
        <text:list-item>
          <text:p text:style-name="P53">stát = zlem</text:p>
        </text:list-item>
        <text:list-item>
          <text:p text:style-name="P53">zničení státu  osvobození člověka</text:p>
        </text:list-item>
        <text:list-item>
          <text:p text:style-name="P53">sociální spravedlnost</text:p>
        </text:list-item>
        <text:list-item>
          <text:p text:style-name="P53">sdružování do malých obcí – dobrovolné federace – komuny</text:p>
        </text:list-item>
        <text:list-item>
          <text:p text:style-name="P23">krajní křídlo – politické atentáty</text:p>
        </text:list-item>
      </text:list>
      <text:h text:style-name="P4" text:outline-level="1">Nový názor na národ</text:h>
      <text:list xml:id="list1319080917" text:style-name="L23">
        <text:list-item>
          <text:p text:style-name="P54">pospolitost rovných občanů</text:p>
        </text:list-item>
        <text:list-item>
          <text:p text:style-name="P54">společná minulost</text:p>
        </text:list-item>
        <text:list-item>
          <text:p text:style-name="P54">národní zájmy</text:p>
        </text:list-item>
        <text:list-item>
          <text:p text:style-name="P54">každý vlastenec slouží národu</text:p>
        </text:list-item>
        <text:list-item>
          <text:p text:style-name="P54">Johann Gottrfried Herder</text:p>
        </text:list-item>
        <text:list-item>
          <text:p text:style-name="P54">jazyk, lidová kultura</text:p>
        </text:list-item>
        <text:list-item>
          <text:p text:style-name="P24">Národní hnutí – Čechy, Morava, Slovensko, Uhersko, Norsko, Chorvatsko aj.</text:p>
        </text:list-item>
      </text:list>
      <text:h text:style-name="P4" text:outline-level="1"><text:soft-page-break/>Průmyslová revoluce</text:h>
      <text:list xml:id="list4142602080" text:style-name="L24">
        <text:list-item>
          <text:p text:style-name="P55">James Watt - parní stroj</text:p>
        </text:list-item>
        <text:list-item>
          <text:p text:style-name="P55">vyšší nároky na suroviny</text:p>
        </text:list-item>
        <text:list-item>
          <text:p text:style-name="P55">rozvoj kolejové dopravy</text:p>
        </text:list-item>
        <text:list-item>
          <text:p text:style-name="P55">Anglie 1825 – George Stephenson</text:p>
        </text:list-item>
        <text:list-item>
          <text:p text:style-name="P25">vynález telegrafu</text:p>
        </text:list-item>
      </text:list>
      <text:h text:style-name="P4" text:outline-level="1">Kolejová doprava u nás</text:h>
      <text:list xml:id="list1847162922" text:style-name="L25">
        <text:list-item>
          <text:p text:style-name="P56">koňská dráha</text:p>
        </text:list-item>
        <text:list-item>
          <text:p text:style-name="P56">František Gerstner</text:p>
        </text:list-item>
        <text:list-item>
          <text:p text:style-name="P56">1832 – České Budějovice – Linec</text:p>
        </text:list-item>
        <text:list-item>
          <text:p text:style-name="P26">1833 – Praha – Lány - Plzeň</text:p>
        </text:list-item>
      </text:list>
      <text:h text:style-name="P4" text:outline-level="1">Parní železnice</text:h>
      <text:list xml:id="list3930468577" text:style-name="L26">
        <text:list-item>
          <text:p text:style-name="P57">Vídeň  Halič:</text:p>
        </text:list-item>
        <text:list-item>
          <text:p text:style-name="P57">1839 Vídeň  Brno</text:p>
        </text:list-item>
        <text:list-item>
          <text:p text:style-name="P67"> <text:span text:style-name="T7">Olomouc  Opava</text:span></text:p>
        </text:list-item>
        <text:list-item>
          <text:p text:style-name="P57">1845 Olomouc  Praha</text:p>
        </text:list-item>
        <text:list-item>
          <text:p text:style-name="P57">1851 Praha  Drážďany</text:p>
        </text:list-item>
        <text:list-item>
          <text:p text:style-name="P27">Jan Perner</text:p>
        </text:list-item>
      </text:list>
      <text:h text:style-name="P4" text:outline-level="1">Význam zavádění strojů</text:h>
      <text:list xml:id="list772701305" text:style-name="L27">
        <text:list-item>
          <text:p text:style-name="P58">anglické nebo jejich modely</text:p>
        </text:list-item>
        <text:list-item>
          <text:p text:style-name="P58">Belgie, Francie</text:p>
        </text:list-item>
        <text:list-item>
          <text:p text:style-name="P58">Porýní, Sasko, české země (Brno 1822-24 H. A. Luz)</text:p>
        </text:list-item>
        <text:list-item>
          <text:p text:style-name="P58">pol. 19. stol .  růst koupěschopnosti obyvatel</text:p>
        </text:list-item>
        <text:list-item>
          <text:p text:style-name="P58">růst spotřeby textilu (Brno, Liberec)</text:p>
        </text:list-item>
        <text:list-item>
          <text:p text:style-name="P58">do r. 1846 62 hutí</text:p>
        </text:list-item>
        <text:list-item>
          <text:p text:style-name="P28">bouře dělníků – rozbíjení strojů</text:p>
        </text:list-item>
      </text:list>
      <text:list xml:id="list850077067" text:style-name="L28">
        <text:list-item>
          <text:p text:style-name="P73">1850 – Kalifornie a Austrálie - velká zlatá horečka</text:p>
        </text:list-item>
        <text:list-item>
          <text:p text:style-name="P68"></text:p>
        </text:list-item>
        <text:list-item>
          <text:p text:style-name="P59">pokles úroků z pevné měny, snadnější úvěry</text:p>
        </text:list-item>
        <text:list-item>
          <text:p text:style-name="P59">měšťanstvo  buržoasie <text:span text:style-name="T4">(le bourgeois)</text:span></text:p>
        </text:list-item>
        <text:list-item>
          <text:p text:style-name="P59">etika podnikání</text:p>
        </text:list-item>
        <text:list-item>
          <text:p text:style-name="P59"><text:soft-page-break/>právní normy</text:p>
        </text:list-item>
        <text:list-item>
          <text:p text:style-name="P59">odmítání státních zásahů</text:p>
        </text:list-item>
        <text:list-item>
          <text:p text:style-name="P59">podnikatel – dělník; svobodný trh pracovní síly</text:p>
        </text:list-item>
        <text:list-item>
          <text:p text:style-name="P32">zakladatelské období</text:p>
        </text:list-item>
      </text:list>
      <text:h text:style-name="P4" text:outline-level="1">Kritika sociálních křivd</text:h>
      <text:list xml:id="list2585096037" text:style-name="L29">
        <text:list-item>
          <text:p text:style-name="P60">stát chce zákonodárství omezující vykořisťování</text:p>
        </text:list-item>
        <text:list-item>
          <text:p text:style-name="P60">křesťanská sdružení</text:p>
        </text:list-item>
        <text:list-item>
          <text:p text:style-name="P60">dělnická sdružení</text:p>
        </text:list-item>
        <text:list-item>
          <text:p text:style-name="P60">konzervativci x liberálům</text:p>
        </text:list-item>
        <text:list-item>
          <text:p text:style-name="P60">tradiční malovýrobci</text:p>
        </text:list-item>
        <text:list-item>
          <text:p text:style-name="P29">radikální demokraté, socialisté</text:p>
        </text:list-item>
      </text:list>
      <text:h text:style-name="P4" text:outline-level="1">Protirobotní povstání</text:h>
      <text:list xml:id="list2465902073" text:style-name="L30">
        <text:list-item>
          <text:p text:style-name="P61">1821 jižní Morava</text:p>
        </text:list-item>
        <text:list-item>
          <text:p text:style-name="P61">1831 východní Slovensko</text:p>
        </text:list-item>
        <text:list-item>
          <text:p text:style-name="P61">Hospodářské změny  změny politické</text:p>
        </text:list-item>
        <text:list-item>
          <text:p text:style-name="P30">(po roce 1848/49)</text:p>
        </text:list-item>
      </text:list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09-25T13:36:43.664537847</dc:date>
    <meta:editing-duration>PT43M23S</meta:editing-duration>
    <meta:editing-cycles>12</meta:editing-cycles>
    <meta:generator>LibreOffice/6.0.6.2$Linux_X86_64 LibreOffice_project/00m0$Build-2</meta:generator>
    <meta:document-statistic meta:table-count="0" meta:image-count="0" meta:object-count="0" meta:page-count="5" meta:paragraph-count="135" meta:word-count="611" meta:character-count="3672" meta:non-whitespace-character-count="3298"/>
  </office:meta>
</office:document-meta>
</file>